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/>
    </style:style>
    <style:style style:name="P2" style:parent-style-name="Standard" style:family="paragraph">
      <style:paragraph-properties fo:text-align="justify" fo:text-indent="0.3937in"/>
      <style:text-properties fo:font-weight="bold" style:font-weight-asian="bold"/>
    </style:style>
    <style:style style:name="P3" style:parent-style-name="Standard" style:family="paragraph">
      <style:paragraph-properties fo:text-align="justify" fo:text-indent="0.3937in"/>
      <style:text-properties fo:font-weight="bold" style:font-weight-asian="bold"/>
    </style:style>
    <style:style style:name="P4" style:parent-style-name="Textbodyindent" style:family="paragraph">
      <style:paragraph-properties fo:text-indent="0.3937in"/>
    </style:style>
    <style:style style:name="T5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T6" style:parent-style-name="Fonteparág.padrão" style:family="text">
      <style:text-properties style:font-name="Times New Roman" fo:font-size="12pt" style:font-size-asian="12pt"/>
    </style:style>
    <style:style style:name="T7" style:parent-style-name="Fonteparág.padrão" style:family="text">
      <style:text-properties style:font-name="Times New Roman" fo:font-size="12pt" style:font-size-asian="12pt"/>
    </style:style>
    <style:style style:name="T8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T9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P10" style:parent-style-name="Textbodyindent" style:family="paragraph">
      <style:paragraph-properties fo:text-indent="0.3937in"/>
    </style:style>
    <style:style style:name="T11" style:parent-style-name="Fonteparág.padrão" style:family="text">
      <style:text-properties style:font-name="Times New Roman" fo:font-size="12pt" style:font-size-asian="12pt"/>
    </style:style>
    <style:style style:name="T12" style:parent-style-name="Fonteparág.padrão" style:family="text">
      <style:text-properties style:font-name="Times New Roman" fo:font-size="12pt" style:font-size-asian="12pt"/>
    </style:style>
    <style:style style:name="T13" style:parent-style-name="Fonteparág.padrão" style:family="text">
      <style:text-properties style:font-name="Times New Roman" fo:font-size="12pt" style:font-size-asian="12pt"/>
    </style:style>
  </office:automatic-styles>
  <office:body>
    <office:text text:use-soft-page-breaks="true">
      <text:p text:style-name="P1">Mini-Mundo 3</text:p>
      <text:p text:style-name="P2">Um Vídeo Clube deseja controlar o empréstimo de fitas a seus sócios. Atualmente o controle de empréstimo é<text:s/>feito utilizando dois conjuntos de fichas: o das informações dos sócios e o das informações das cópias, no qual se controla também os empréstimos. Nas fichas dos sócios constam as seguintes informações: número de inscrição, nome, endereço e telefone. Nas fichas das cópias estão registrados: código de identificação da fita, título do filme, duração, ano, gênero, nome do diretor e de 2 (dois) dos artistas principais, data de aquisição e o estado da fita (bom ou ruim), além de uma lista de empréstimos com número de inscrição do sócio, data do empréstimo, data da devolução e valor pago. Estes dois últimos são preenchidos quando a cópia é devolvida.</text:p>
      <text:p text:style-name="P3">Nesta locadora existem vários filmes com várias cópias, e cada cópia recebe uma etiqueta com um código, por exemplo: 5.315 (como se fosse o número do CONCINE, único para cada cópia original).</text:p>
      <text:p text:style-name="P4"><text:span text:style-name="T5">Um empréstimo é valido por 72 horas no máximo e possui preço fixo</text:span><text:span text:style-name="T6">. A locadora pretende colocar terminais de consulta em sua loja, possibilitando seus sócios a escolha de filmes a<text:s/></text:span><text:span text:style-name="T7">partir do gênero, diretor ou dos artistas prediletos. Não é aceita reserva e todos os pagamentos são feitos no momento da devolução.<text:s/></text:span><text:span text:style-name="T8">Se o sócio atrasa</text:span><text:span text:style-name="T9">r a devolução deverá pagar multa.</text:span></text:p>
      <text:p text:style-name="P10"><text:span text:style-name="T11">A gerência deseja que o sistema forneça um relatório de todos os filmes<text:s/></text:span><text:span text:style-name="T12">que possui, informando a quantidade de cópias por filme, além de relatórios de filmes por gênero, diretor e artista. Ela deseja também uma lista das cópias em mal estado e outra de sócios inadimplentes. Existe interesse em manter um controle sobre diretore</text:span><text:span text:style-name="T13">s e artistas com nome, país de origem e data de nascimento de cada u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fo:text-align="justify" fo:text-indent="0.4916in"/>
      <style:text-properties style:font-name="Arial" fo:font-size="11pt" style:font-size-asian="11pt" style:language-asian="pt" style:country-asian="BR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eilaeguy</meta:initial-creator>
    <dc:creator>keilaeguy</dc:creator>
    <meta:creation-date>2010-12-17T18:18:00Z</meta:creation-date>
    <dc:date>2011-02-19T02:46:00Z</dc:date>
    <meta:template xlink:href="Normal" xlink:type="simple"/>
    <meta:editing-cycles>2</meta:editing-cycles>
    <meta:editing-duration>PT2640S</meta:editing-duration>
    <meta:document-statistic meta:page-count="1" meta:paragraph-count="3" meta:word-count="269" meta:character-count="1724" meta:row-count="12" meta:non-whitespace-character-count="1458"/>
  </office:meta>
</office:document-meta>
</file>